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Bitstream Charter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Bitstream Charter" fo:font-size="11pt" officeooo:paragraph-rsid="001c356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Bitstream Charter" fo:font-size="11pt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8" style:family="paragraph" style:parent-style-name="Heading_20_3">
      <style:paragraph-properties fo:text-align="justify" style:justify-single-word="false"/>
      <style:text-properties style:font-name="Bitstream Charter" fo:font-size="11pt" style:font-size-asian="11pt" style:font-size-complex="11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Bitstream Charter" fo:font-size="11pt" style:font-size-asian="11pt" style:font-size-complex="11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Bitstream Charter" fo:font-size="11pt" officeooo:rsid="001c52df" officeooo:paragraph-rsid="001c52df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Bitstream Charter" fo:font-size="11pt" officeooo:rsid="001c52df" style:font-size-asian="11pt" style:font-size-complex="11pt"/>
    </style:style>
    <style:style style:name="T1" style:family="text">
      <style:text-properties officeooo:rsid="001c356f"/>
    </style:style>
    <style:style style:name="T2" style:family="text">
      <style:text-properties fo:language="es" fo:country="CR" officeooo:rsid="001c356f"/>
    </style:style>
    <style:style style:name="T3" style:family="text">
      <style:text-properties fo:language="es" fo:country="CR" officeooo:rsid="001dd4f8"/>
    </style:style>
    <style:style style:name="T4" style:family="text">
      <style:text-properties fo:language="es" fo:country="CR" officeooo:rsid="001eb54f"/>
    </style:style>
    <style:style style:name="T5" style:family="text">
      <style:text-properties officeooo:rsid="001c52df"/>
    </style:style>
    <style:style style:name="T6" style:family="text">
      <style:text-properties officeooo:rsid="001eb5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cencia <text:span text:style-name="T6">SAE</text:span></text:p>
      <text:p text:style-name="P1"/>
      <text:p text:style-name="P2"><text:span text:style-name="T2">Es condición necesaria para la utilización, modificación, distribución, ingeniería inversa o cualquier <text:s/>otro procedimiento informático que haga necesario el acceso al código fuente del</text:span><text:span text:style-name="T1"> </text:span><text:span text:style-name="T2">Sistema </text:span><text:span text:style-name="T4">de Administración Empresarial (SAE) desarrollado por Gustavo Matamoros González cédula 1-1162-0857 el consentimiento del mismo</text:span><text:span text:style-name="T2">.</text:span></text:p>
      <text:p text:style-name="P2"/>
      <text:p text:style-name="P4">APLICABILIDAD Y DEFINICIONES</text:p>
      <text:p text:style-name="P2"/>
      <text:p text:style-name="P3">Esta Licencia se aplica a<text:span text:style-name="T1">l </text:span><text:span text:style-name="T2">Sistema </text:span><text:span text:style-name="T4">de </text:span><text:span text:style-name="T2">Administración </text:span><text:span text:style-name="T4">Empresarial</text:span>, en cualquier medio convencional ó electrónico, autorizando al <text:span text:style-name="T1">autor del sistema</text:span> a distribui<text:span text:style-name="T6">rlo</text:span> bajo los términos descritos en los apartados posteriores. <text:s/>En adelante la palabra <text:span text:style-name="T1">Sistema</text:span> se referirá a<text:span text:style-name="T1">l</text:span> <text:span text:style-name="T1">código fuente del </text:span><text:span text:style-name="T2">Sistema </text:span><text:span text:style-name="T4">de </text:span><text:span text:style-name="T2"><text:s/>Administración </text:span><text:span text:style-name="T4">Empresarial</text:span>. Cualquier persona es un licenciatario y será referido como Usted. Usted acepta la licencia si copia, modifica o distribuye el <text:span text:style-name="T1">Sistema</text:span> de cualquier modo que requiera permiso según la ley de propiedad intelectual.</text:p>
      <text:p text:style-name="P2"/>
      <text:p text:style-name="P4">CONDICIONES DE LICENCIA</text:p>
      <text:p text:style-name="P2"/>
      <text:list xml:id="list3856100471737372615" text:style-name="L1">
        <text:list-item>
          <text:p text:style-name="P9">Reconocimiento: En cualquier explotación del <text:span text:style-name="T1">Sistema</text:span> será necesario el reconocimiento de la autoría individual o colectiva.</text:p>
        </text:list-item>
        <text:list-item>
          <text:p text:style-name="P9">No Comercial: En cualquier explotación del <text:span text:style-name="T1">Sistema</text:span> no se permite el uso comercial ó el uso con cualquier finalidad comercial.</text:p>
        </text:list-item>
        <text:list-item>
          <text:p text:style-name="P9">Obra Derivada: En cualquier explotación del <text:span text:style-name="T1">Sistema</text:span> <text:span text:style-name="T1">no </text:span>se permite la obra derivada del mismo.</text:p>
        </text:list-item>
        <text:list-item>
          <text:p text:style-name="P9">Redistribución: En cualquier explotación del <text:span text:style-name="T5">Sistema</text:span> <text:span text:style-name="T5">no </text:span>se permite la distribución y copia del mismo.</text:p>
        </text:list-item>
        <text:list-item>
          <text:p text:style-name="P9">Publicidad: Con esta licencia el autor del <text:span text:style-name="T5">Sistema</text:span> no da permiso para usar su nombre para publicidad ni para asegurar o implicar aprobación de cualquier versión modificada.</text:p>
        </text:list-item>
        <text:list-item>
          <text:p text:style-name="P9">Compartir Igual: La explotación autorizada incluye la creación de obras derivadas siempre que mantenga la misma licencia al ser divulgadas.</text:p>
        </text:list-item>
        <text:list-item>
          <text:p text:style-name="P10">Uso exclusivo: En cualquier explotación del Sistema será de <text:span text:style-name="T6">autorizado por el autor del sistema</text:span>.</text:p>
        </text:list-item>
      </text:list>
      <text:h text:style-name="P8" text:outline-level="3">TRADUCCIÓN</text:h>
      <text:p text:style-name="P6">La Traducción es considerada como un tipo de modificación, por lo que Usted <text:span text:style-name="T5">no </text:span>puede distribuir traducciones del <text:span text:style-name="T5">Sistema.</text:span></text:p>
      <text:p text:style-name="P11"/>
      <text:p text:style-name="P7">TERMINACIÓN</text:p>
      <text:p text:style-name="P6">Usted no puede copiar, modificar, sublicenciar o distribuir el <text:span text:style-name="T5">Sistema</text:span> salvo por lo permitido expresamente bajo esta Licencia. Cualquier intento en otra manera de copia, modificación, sublicenciamiento, o distribución de él es nulo, y dará por terminados automáticamente sus derechos bajo esa Licencia.</text:p>
      <text:p text:style-name="P6">Si usted viola <text:s/>esta Licencia, aplicará la licencia titular de copyright ó derechos de autor, quedando restaurada provisionalmente, a menos y hasta que el titular del copyright ó derechos de autor explícita y finalmente termine su lic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Chaves</meta:initial-creator>
    <meta:creation-date>2010-04-23T08:55:22</meta:creation-date>
    <dc:date>2015-11-16T08:38:47.355327214</dc:date>
    <dc:creator>tavo </dc:creator>
    <meta:editing-duration>PT51M9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17" meta:word-count="362" meta:character-count="2458" meta:non-whitespace-character-count="2116"/>
  </office:meta>
</office:document-meta>
</file>